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A68758F4.png" manifest:media-type="image/png"/>
  <manifest:file-entry manifest:full-path="Pictures/100000010000010000000100FE1D4471.png" manifest:media-type="image/png"/>
  <manifest:file-entry manifest:full-path="Pictures/100000010000058200000B2ED444CBB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Invisible_20_White">
      <style:graphic-properties draw:textarea-vertical-align="middle" draw:auto-grow-height="false" fo:min-height="3.75cm" fo:min-width="2.5cm" loext:decorative="false"/>
    </style:style>
    <style:style style:name="gr2" style:family="graphic" style:parent-style-name="Replayer_20_Pfeillinie">
      <style:graphic-properties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3cm" svg:height="4cm" svg:x="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4cm" svg:x="9cm" svg:y="10.7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625cm" svg:y1="11.5cm" svg:x2="9cm" svg:y2="12.75cm" draw:start-shape="id1" draw:start-glue-point="2" draw:end-shape="id2" draw:end-glue-point="3" svg:d="M5625 11500c0 834 1125 1250 3375 1250" svg:viewBox="0 0 3376 1251">
          <text:p/>
        </draw:connector>
        <draw:connector draw:style-name="gr2" draw:text-style-name="P1" draw:layer="layout" draw:type="curve" svg:x1="5.694cm" svg:y1="15.5cm" svg:x2="9cm" svg:y2="14cm" draw:start-shape="id3" draw:start-glue-point="0" draw:end-shape="id4" draw:end-glue-point="3" svg:d="M5694 15500c0-1000 1102-1500 3306-1500" svg:viewBox="0 0 3307 1501">
          <text:p/>
        </draw:connector>
        <draw:frame draw:style-name="gr3" draw:text-style-name="P2" draw:layer="layout" svg:width="8.431cm" svg:height="17.115cm" svg:x="9.25cm" svg:y="4.25cm">
          <draw:image xlink:href="Pictures/100000010000058200000B2ED444CBBD.png" xlink:type="simple" xlink:show="embed" xlink:actuate="onLoad" draw:mime-type="image/png">
            <text:p/>
          </draw:image>
        </draw:frame>
        <draw:frame draw:style-name="gr4" draw:text-style-name="P2" xml:id="id1" draw:id="id1" draw:layer="layout" svg:width="4.25cm" svg:height="4.25cm" svg:x="3.5cm" svg:y="7.25cm">
          <draw:image xlink:href="Pictures/100000010000010000000100FE1D4471.png" xlink:type="simple" xlink:show="embed" xlink:actuate="onLoad" draw:mime-type="image/png">
            <text:p text:style-name="P3">Paketlink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image>
        </draw:frame>
        <draw:frame draw:style-name="gr4" draw:text-style-name="P2" xml:id="id3" draw:id="id3" draw:layer="layout" svg:width="4.388cm" svg:height="4.388cm" svg:x="3.5cm" svg:y="15.5cm">
          <draw:image xlink:href="Pictures/100000010000010000000100A68758F4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Zusammenstellung<text:line-break/>(als ZIP-Datei)</text:p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Callout" style:display-name="Replayer Callout" style:family="graphic" style:parent-style-name="standard">
      <style:graphic-properties draw:stroke-dash="Dash_20_Dot_20_1" svg:stroke-width="0.3cm" svg:stroke-color="#ee5f5b" draw:marker-start-width="0.65cm" draw:marker-end-width="0.65cm" draw:stroke-linejoin="miter" svg:stroke-linecap="square" draw:fill="none" loext:fill-use-slide-background="false"/>
    </style:style>
    <style:style style:name="Replayer_20_Pfeillinie" style:display-name="Replayer Pfeillinie" style:family="graphic" style:parent-style-name="Replayer_20_Callout">
      <style:graphic-properties draw:marker-end="Arrow_20_large"/>
    </style:style>
    <style:style style:name="Invisible_20_White" style:display-name="Invisible White" style:family="graphic" style:parent-style-name="standard">
      <style:graphic-properties draw:stroke-dash="Dash_20_Dot_20_1" svg:stroke-color="#ffffff" svg:stroke-opacity="100%" draw:fill="none" loext:fill-use-slide-background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7:45:44.809000000</meta:creation-date>
    <dc:date>2024-11-21T22:32:58.373596413</dc:date>
    <meta:editing-duration>PT1H2M33S</meta:editing-duration>
    <meta:editing-cycles>5</meta:editing-cycles>
    <meta:generator>LibreOffice/24.2.6.2$Linux_X86_64 LibreOffice_project/420$Build-2</meta:generator>
    <meta:document-statistic meta:object-count="7"/>
  </office:meta>
</office:document-meta>
</file>